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office:font-face-decls>
  <office:automatic-styles>
    <style:style style:name="P1" style:family="paragraph" style:parent-style-name="Standard">
      <style:text-properties fo:font-weight="bold" officeooo:rsid="00137ae4" officeooo:paragraph-rsid="00137ae4" style:font-weight-asian="bold" style:font-weight-complex="bold"/>
    </style:style>
    <style:style style:name="P2" style:family="paragraph" style:parent-style-name="Standard">
      <style:text-properties officeooo:rsid="00137ae4" officeooo:paragraph-rsid="00137ae4"/>
    </style:style>
    <style:style style:name="P3" style:family="paragraph" style:parent-style-name="Standard">
      <style:text-properties officeooo:rsid="0014f336" officeooo:paragraph-rsid="0014f336"/>
    </style:style>
    <style:style style:name="P4" style:family="paragraph" style:parent-style-name="Standard">
      <style:text-properties fo:font-weight="bold" officeooo:rsid="0014f336" officeooo:paragraph-rsid="0014f336" style:font-weight-asian="bold" style:font-weight-complex="bold"/>
    </style:style>
    <style:style style:name="T1" style:family="text">
      <style:text-properties fo:font-weight="bold" style:font-weight-asian="bold" style:font-weight-complex="bold"/>
    </style:style>
    <style:style style:name="T2" style:family="text">
      <style:text-properties officeooo:rsid="0014f3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ffektivität von generativer AI bei der Änderung der Datenstruktur bei der Evaluation von einer Hand:</text:p>
      <text:p text:style-name="P2"/>
      <text:p text:style-name="P2"><text:span text:style-name="T1">Genutztes Tool: </text:span><text:line-break/>ChatGPT (free version)<text:line-break/><text:line-break/><text:span text:style-name="T1">Allgemein: </text:span><text:line-break/>Hat erst mit Mühe verstanden, wie die Matrix zu verwenden ist. (hat z.b. anfangs irgendwelche Werte in der Matrix mit irgendwelchen Zahlen initialisiert, musste extra spezifizieren und beschreiben wie die Matrix erstellt, modifiziert und verwendet werden soll)<text:line-break/><text:span text:style-name="T2">Code generieren lassen hat auch erst gut funktioniert, wenn ich pro Funktion etwas generieren lasse und ich jede einzelne Funktion genauer beschreibe als einfach nur den Namen zu nennen.</text:span><text:line-break/><text:line-break/>Qualitative und quantitative Bewertung der Unterstützung der AI (ChatGPT) für jeden HandValue:<text:line-break/><text:line-break/><text:span text:style-name="T1">Royal Flush:</text:span><text:line-break/><text:span text:style-name="T1">Korrektheit:</text:span> Fast ganz richtig. Hat überprüft ob isFlush, isStraight und ob eine Ass enthalten ist. Musste manuell noch den if check hinzufügen, ob auch ein König enthalten ist. (Sonst könnte es ein Straight A, 2, 3, 4, 5 sein).</text:p>
      <text:p text:style-name="P3"><text:span text:style-name="T1">LoC:</text:span> 5. (inkl. Funktionen 23)</text:p>
      <text:p text:style-name="P3"/>
      <text:p text:style-name="P4">Straight Flush:</text:p>
      <text:p text:style-name="P3"><text:span text:style-name="T1">Korrektheit:</text:span> Richtig. Hat überprüft ob isFlush, isStraight und ist nicht Royal Flush.<text:line-break/><text:span text:style-name="T1">LoC: </text:span>6. (inkl. Funktionen 24)<text:line-break/><text:line-break/><text:span text:style-name="T1">Four Of A Kind:</text:span></text:p>
      <text:p text:style-name="P3"><text:span text:style-name="T1">Korrektheit: </text:span>Richtig. Hat nach der Summe 4 gesucht.</text:p>
      <text:p text:style-name="P3"><text:span text:style-name="T1">LoC:</text:span> 8.</text:p>
      <text:p text:style-name="P3"/>
      <text:p text:style-name="P4">Full House:</text:p>
      <text:p text:style-name="P3"><text:span text:style-name="T1">Korrektheit:</text:span> Richtig. Hat nach Summe 3 und Summe 2 gesucht.<text:line-break/><text:span text:style-name="T1">LoC:</text:span> 15</text:p>
      <text:p text:style-name="P3"/>
      <text:p text:style-name="P3"><text:span text:style-name="T1">Flush</text:span>:</text:p>
      <text:p text:style-name="P3"><text:span text:style-name="T1">Korrektheit</text:span>: Richtig. Hat nach Summe 5 gesucht.<text:line-break/><text:span text:style-name="T1">LoC</text:span>: 8</text:p>
      <text:p text:style-name="P3"/>
      <text:p text:style-name="P3"><text:span text:style-name="T1">Straight:</text:span><text:line-break/><text:span text:style-name="T1">Korrektheit: </text:span>Hat den wrap-around Ass nicht richtig behandelt, musste das dann manuell selber schreiben. Ansonsten richtig. (habe beauftragt, dass er den gleichen Algorithmus anwendet wie in der VO vorgestellt)<text:line-break/><text:span text:style-name="T1">LoC:</text:span> 23. (Ursprünglich +10 wegen weiter Funktionen, die habe ich jedoch weggekürzt)<text:line-break/><text:line-break/><text:span text:style-name="T1">Three Of A Kind:</text:span><text:line-break/><text:span text:style-name="T1">Korrektheit:</text:span> Richtig, hat nach Summe 3 gesucht.<text:line-break/><text:span text:style-name="T1">LoC: </text:span>8</text:p>
      <text:p text:style-name="P3"/>
      <text:p text:style-name="P4">Two Pair:</text:p>
      <text:p text:style-name="P3"><text:span text:style-name="T1">Korrekheit:</text:span> Richtig, hat nach mind. 2 Summe 2 gesucht.<text:line-break/><text:span text:style-name="T1">LoC:</text:span> 11</text:p>
      <text:p text:style-name="P3"/>
      <text:p text:style-name="P4">Pair:</text:p>
      <text:p text:style-name="P3"><text:soft-page-break/><text:span text:style-name="T1">Korrekheit:</text:span> Richtig, hat nach einer Summe 2 gesucht. <text:line-break/><text:span text:style-name="T1">LoC:</text:span> 11</text:p>
      <text:p text:style-name="P3"><text:line-break/><text:span text:style-name="T1">High Card:</text:span><text:line-break/><text:span text:style-name="T1">Korrekheit:</text:span> richtig, hat den vergeben, wenn der else Zweig erreicht wird.<text:line-break/><text:span text:style-name="T1">LoC:</text:span> 1 (oder +21 wenn die anderen if zweige davor mitzäh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00:40:55.686340425</meta:creation-date>
    <dc:date>2025-01-02T01:08:34.650622096</dc:date>
    <meta:editing-duration>P0D</meta:editing-duration>
    <meta:editing-cycles>1</meta:editing-cycles>
    <meta:document-statistic meta:table-count="0" meta:image-count="0" meta:object-count="0" meta:page-count="2" meta:paragraph-count="17" meta:word-count="305" meta:character-count="1971" meta:non-whitespace-character-count="1674"/>
    <meta:generator>LibreOffice/24.8.3.2$Linux_X86_64 LibreOffice_project/48a6bac9e7e268aeb4c3483fcf825c94556d9f92</meta:generator>
  </office:meta>
</office:document-meta>
</file>